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1cm" fo:break-before="auto" style:use-optimal-row-height="true"/>
    </style:style>
    <style:style style:name="ro5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fo:color="#000000" style:text-outline="false" style:text-line-through-style="none" style:font-name="F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[.$G#REF!]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[.$G#REF!]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2">
          <table:table-cell table:style-name="ce1"/>
          <table:table-cell table:style-name="ce5" table:formula="of:=CONCATENATE(&quot;sn(&quot;;MAX(range_id);&quot;)&quot;)" office:value-type="string" office:string-value="sn(9)">
            <text:p>sn(9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7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2">
            <text:p>2</text:p>
          </table:table-cell>
          <table:table-cell table:style-name="ce2" office:value-type="float" office:value="8">
            <text:p>8</text:p>
          </table:table-cell>
          <table:table-cell table:style-name="ce8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8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4">
            <text:p>4</text:p>
          </table:table-cell>
          <table:table-cell table:style-name="ce2" office:value-type="float" office:value="6">
            <text:p>6</text:p>
          </table:table-cell>
          <table:table-cell table:style-name="ce8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5">
            <text:p>5</text:p>
          </table:table-cell>
          <table:table-cell table:style-name="ce6" office:value-type="float" office:value="5">
            <text:p>5</text:p>
          </table:table-cell>
          <table:table-cell table:style-name="ce8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4">
          <table:table-cell table:style-name="ce2" table:formula="of:=ROW()-1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8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7">
            <text:p>7</text:p>
          </table:table-cell>
          <table:table-cell table:style-name="ce2" office:value-type="float" office:value="2">
            <text:p>2</text:p>
          </table:table-cell>
          <table:table-cell table:style-name="ce8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8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4">
          <table:table-cell table:style-name="ce2" table:formula="of:=ROW()-1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8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2" table:formula="of:=ROW()-1" office:value-type="float" office:value="10">
            <text:p>10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/>
          <table:table-cell table:number-columns-repeated="1014"/>
        </table:table-row>
        <table:table-row table:style-name="ro5">
          <table:table-cell table:style-name="ce2" table:formula="of:=ROW()-1" office:value-type="float" office:value="11">
            <text:p>11</text:p>
          </table:table-cell>
          <table:table-cell table:style-name="ce6"/>
          <table:table-cell table:style-name="ce9"/>
          <table:table-cell table:style-name="ce6" table:number-columns-repeated="3"/>
          <table:table-cell table:style-name="ce11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2" table:formula="of:=ROW()-1" office:value-type="float" office:value="12">
            <text:p>12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2" table:formula="of:=ROW()-1" office:value-type="float" office:value="13">
            <text:p>13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/>
          <table:table-cell table:number-columns-repeated="1014"/>
        </table:table-row>
        <table:table-row table:style-name="ro5">
          <table:table-cell table:style-name="ce2" table:formula="of:=ROW()-1" office:value-type="float" office:value="14">
            <text:p>14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1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5">
          <table:table-cell table:style-name="ce2" table:formula="of:=ROW()-1" office:value-type="float" office:value="15">
            <text:p>15</text:p>
          </table:table-cell>
          <table:table-cell table:style-name="ce2"/>
          <table:table-cell table:style-name="ce8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19-08-15T09:56:07.22">
            <text:p>2019/8/15 9:56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name="range_id" table:target-range-address="Sheet1.B2:Sheet1.B16" table:on-update-keep-styles="true" table:on-update-keep-size="false"/>
        <table:database-range table:name="range_type" table:target-range-address="Sheet1.G2:Sheet1.G16" table:on-update-keep-styles="true" table:on-update-keep-size="false"/>
        <table:database-range table:target-range-address="Sheet1.B2:Sheet1.H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5">2019/08/15</text:date>, <text:time>09:56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19-08-15T09:56:07.10</dc:date>
    <dc:creator>iwabuchi ken</dc:creator>
    <meta:editing-duration>PT3H27M3S</meta:editing-duration>
    <meta:editing-cycles>12</meta:editing-cycles>
    <meta:generator>OpenOffice/4.1.3$Win32 OpenOffice.org_project/413m1$Build-9783</meta:generator>
    <meta:document-statistic meta:table-count="3" meta:cell-count="90" meta:object-count="0"/>
    <meta:user-defined meta:name="sheets-banding"/>
    <meta:user-defined meta:name="sheets-original-selection"/>
  </office:meta>
</office:document-meta>
</file>